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3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84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139" table:number-columns-repeated="2"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1" calcext:value-type="float">
            <text:p>1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19:43:21.170000000</dc:date>
    <meta:editing-duration>P1DT13H43M23S</meta:editing-duration>
    <meta:editing-cycles>157</meta:editing-cycles>
    <meta:document-statistic meta:table-count="4" meta:cell-count="1067" meta:object-count="0"/>
  </office:meta>
</office:document-meta>
</file>